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0000002743FD1AE57B83513EC.jpg" manifest:media-type="image/jpeg"/>
  <manifest:file-entry manifest:full-path="Pictures/10000000000003A60000024099CC5DAD86938C5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2.674cm" svg:height="15.084cm" svg:x="3cm" svg:y="0.251cm">
          <draw:image xlink:href="Pictures/10000000000003B0000002743FD1AE57B83513E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1" draw:text-style-name="P1" draw:layer="layout" svg:width="23cm" svg:height="13.001cm" svg:x="2.5cm" svg:y="0.999cm" presentation:class="graphic" presentation:user-transformed="true">
          <draw:image xlink:href="Pictures/10000000000003A60000024099CC5DAD86938C5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12T20:26:22.726000000</dc:date>
    <meta:editing-duration>PT3M21S</meta:editing-duration>
    <meta:editing-cycles>1</meta:editing-cycles>
    <meta:document-statistic meta:object-count="27"/>
    <meta:generator>LibreOffice/7.2.1.2$Windows_X86_64 LibreOffice_project/87b77fad49947c1441b67c559c339af8f3517e22</meta:generator>
  </office:meta>
</office:document-meta>
</file>